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style:font-face style:name="TAユニバーサルライン_DSP_D" svg:font-family="TAユニバーサルライン_DSP_D" style:font-adornments="太字" style:font-pitch="variable"/>
    <style:font-face style:name="TAユニバーサルライン_DSP_D1" svg:font-family="TAユニバーサルライン_DSP_D" style:font-adornments="標準" style:font-pitch="variable"/>
  </office:font-face-decls>
  <office:automatic-styles>
    <style:style style:name="P1" style:family="paragraph" style:parent-style-name="Standard">
      <style:text-properties officeooo:rsid="0004a707" officeooo:paragraph-rsid="0004a707"/>
    </style:style>
    <style:style style:name="P2" style:family="paragraph" style:parent-style-name="Standard">
      <style:paragraph-properties fo:text-align="center" style:justify-single-word="false"/>
      <style:text-properties officeooo:rsid="0004a707" officeooo:paragraph-rsid="0004a707"/>
    </style:style>
    <style:style style:name="P3" style:family="paragraph" style:parent-style-name="Standard">
      <style:paragraph-properties fo:text-align="center" style:justify-single-word="false"/>
      <style:text-properties fo:font-size="36pt" officeooo:rsid="0004d2f2" officeooo:paragraph-rsid="0004d2f2" style:font-size-asian="36pt" style:font-size-complex="3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break-before="page"/>
      <style:text-properties officeooo:rsid="0004a707" officeooo:paragraph-rsid="0004a707"/>
    </style:style>
    <style:style style:name="P7" style:family="paragraph" style:parent-style-name="Text_20_body">
      <style:text-properties officeooo:paragraph-rsid="0004a707"/>
    </style:style>
    <style:style style:name="P8" style:family="paragraph" style:parent-style-name="Text_20_body">
      <style:text-properties officeooo:rsid="00061355" officeooo:paragraph-rsid="00061355"/>
    </style:style>
    <style:style style:name="P9" style:family="paragraph" style:parent-style-name="Heading_20_1">
      <style:paragraph-properties fo:break-before="page"/>
    </style:style>
    <style:style style:name="T1" style:family="text">
      <style:text-properties officeooo:rsid="0004a707"/>
    </style:style>
    <style:style style:name="T2" style:family="text">
      <style:text-properties officeooo:rsid="0006135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9968 Programmer's Manual</text:p>
      <text:p text:style-name="P3">Sprite</text:p>
      <text:p text:style-name="P1"/>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P4">目次</text:p>
          </text:index-title>
          <text:p text:style-name="P5"><text:a xlink:type="simple" xlink:href="#__RefHeading___Toc102_1013490629" text:style-name="Index_20_Link" text:visited-style-name="Index_20_Link">1. はじめに<text:tab/>3</text:a></text:p>
        </text:index-body>
      </text:table-of-content>
      <text:p text:style-name="P1"/>
      <text:h text:style-name="P6" text:outline-level="1"><text:bookmark-start text:name="__RefHeading___Toc102_1013490629"/>1. はじめに<text:bookmark-end text:name="__RefHeading___Toc102_1013490629"/></text:h>
      <text:p text:style-name="P7"><text:s/>本書は、<text:span text:style-name="T1">V9968プロセッサのスプライト機能について説明する。</text:span></text:p>
      <text:p text:style-name="P7"/>
      <text:h text:style-name="Heading_20_1" text:outline-level="1">2. Sprite mode1</text:h>
      <text:p text:style-name="P7">　<text:span text:style-name="T2">Sprite mode1 とは、TMS9918 のスプライト機能である。</text:span></text:p>
      <text:p text:style-name="P7">　<text:span text:style-name="T2">Graphic1, Graphic2, MultiColor モードでのみ利用可能。</text:span></text:p>
      <text:p text:style-name="P7">　<text:span text:style-name="T2">32枚の Sprite Plane を同時に表示することができ、そのうち水平に並べられるのは4枚まで。</text:span></text:p>
      <text:p text:style-name="P7">　<text:span text:style-name="T2">Sprite Plane には、#0～#31 の番号がふられており、小さい番号の Plane が高優先、大きい番号の Plane が低優先となる。水平に沢山並んでいる場合は、優先度が高いものから順に4枚だけ表示されることになる。この判定は、1ライン単位で行われるため、上下方向に少し表示位置がずれているスプライト同士が並んでいる場合は、一部分だけ消えたり、表示されるスプライトも出てくる。</text:span></text:p>
      <text:p text:style-name="P7"/>
      <text:p text:style-name="P7"/>
      <text:p text:style-name="P7"/>
      <text:h text:style-name="Heading_20_1" text:outline-level="1">3. Sprite mode2</text:h>
      <text:p text:style-name="P8">　Sprite mode2 とは、V9938 から追加になったスプライト機能である。</text:p>
      <text:p text:style-name="P8">　Graphic3～7 モードでのみ利用可能。</text:p>
      <text:p text:style-name="P8"/>
      <text:h text:style-name="Heading_20_1" text:outline-level="1">4. Sprite mode3</text:h>
      <text:p text:style-name="P8">　Sprite mode3 とは、V9968 から追加になったスプライト機能である。</text:p>
      <text:p text:style-name="P8">　Sprite mode1または2を、Sprite mode3 に切り替えて使う。つまり、Graphic1～7, MultiColor モードで利用可能である。</text:p>
      <text:h text:style-name="P9"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style:font-face style:name="TAユニバーサルライン_DSP_D" svg:font-family="TAユニバーサルライン_DSP_D" style:font-adornments="太字" style:font-pitch="variable"/>
    <style:font-face style:name="TAユニバーサルライン_DSP_D1" svg:font-family="TAユニバーサルライン_DSP_D" style:font-adornments="標準"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1" fo:font-family="TAユニバーサルライン_DSP_D" style:font-style-name="標準" style:font-pitch="variable" style:font-name-asian="TAユニバーサルライン_DSP_D1" style:font-family-asian="TAユニバーサルライン_DSP_D" style:font-style-name-asian="標準" style:font-pitch-asian="variable" style:font-style-asian="normal" style:font-weight-asian="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Aユニバーサルライン_DSP_D" fo:font-family="TAユニバーサルライン_DSP_D" style:font-style-name="太字" style:font-pitch="variable" fo:font-size="18pt" fo:font-weight="bold" style:font-name-asian="TAユニバーサルライン_DSP_D" style:font-family-asian="TAユニバーサルライン_DSP_D" style:font-style-name-asian="太字" style:font-pitch-asian="variable"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a707" officeooo:paragraph-rsid="0004a70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9968 Programmer's Manual</text:p>
      </style:header>
      <style:footer>
        <text:p text:style-name="MP2"><text:page-number text:select-page="current">4</text:page-number></text:p>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style:master-page style:name="Index"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7T22:44:07.898367300</meta:creation-date>
    <dc:date>2025-11-08T18:50:52.990141200</dc:date>
    <meta:editing-duration>PT25M34S</meta:editing-duration>
    <meta:editing-cycles>3</meta:editing-cycles>
    <meta:generator>LibreOffice/25.8.2.2$Windows_X86_64 LibreOffice_project/d401f2107ccab8f924a8e2df40f573aab7605b6f</meta:generator>
    <meta:document-statistic meta:table-count="0" meta:image-count="0" meta:object-count="0" meta:page-count="4" meta:paragraph-count="19" meta:word-count="397" meta:character-count="666" meta:non-whitespace-character-count="616"/>
  </office:meta>
</office:document-meta>
</file>